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5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4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504.80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 style:min-row-height="1.050694in"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 style:min-row-height="1.224306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 style:min-row-height="1.224306in"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6.<text:s text:c="2"/>Control de archivos y archivos proyectados en memoria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>Javier Martín Gómez</text:span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Mi solución a la<text:s/></text:span><text:span text:style-name="T18">ejercicio 1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1">#include&lt;sys/types.h&gt;</text:span></text:p>
            <text:p text:style-name="P25"><text:span text:style-name="T21">#include&lt;fcntl.h&gt;</text:span></text:p>
            <text:p text:style-name="P25"><text:span text:style-name="T21">#include&lt;unistd.h&gt;</text:span></text:p>
            <text:p text:style-name="P25"><text:span text:style-name="T21">#include&lt;stdio.h&gt;</text:span></text:p>
            <text:p text:style-name="P25"><text:span text:style-name="T21">#include&lt;stdlib.h&gt;</text:span></text:p>
            <text:p text:style-name="P25"><text:span text:style-name="T21">#include&lt;errno.h&gt;</text:span></text:p>
            <text:p text:style-name="P25"><text:span text:style-name="T21">#include&lt;fcntl.h&gt;</text:span></text:p>
            <text:p text:style-name="P25"><text:span text:style-name="T22"/></text:p>
            <text:p text:style-name="P25"><text:span text:style-name="T23">int main(int argc, char *argv[])</text:span></text:p>
            <text:p text:style-name="P25"><text:span text:style-name="T23">{</text:span></text:p>
            <text:p text:style-name="P25"><text:span text:style-name="T23"><text:s text:c="4"/>int fd,redireccion;</text:span></text:p>
            <text:p text:style-name="P25"><text:span text:style-name="T23"><text:s text:c="4"/>char r0[]="&lt;",r1[]="&gt;";//las dos opciones de redireccion</text:span></text:p>
            <text:p text:style-name="P25"><text:span text:style-name="T23"><text:s text:c="4"/>if (argc&lt;4) {//controlamos los argumentos</text:span></text:p>
            <text:p text:style-name="P25"><text:span text:style-name="T23"><text:s text:c="8"/>printf("Error falta de argumentos: ./a.out progrmama redireccion temporal\n");</text:span></text:p>
            <text:p text:style-name="P25"><text:span text:style-name="T23"><text:s text:c="4"/>}</text:span></text:p>
            <text:p text:style-name="P25"><text:span text:style-name="T24"/></text:p>
            <text:p text:style-name="P25"><text:span text:style-name="T25">//comparamos el segundo argumento con las dos tipos de redirecciones.</text:span></text:p>
            <text:p text:style-name="P25"><text:span text:style-name="T25"><text:s text:c="4"/>if (strcmp(argv[2],r0)==0) {//entrada-lectura</text:span></text:p>
            <text:p text:style-name="P25"><text:span text:style-name="T25"><text:s text:c="8"/>redireccion=0;</text:span></text:p>
            <text:p text:style-name="P25"><text:span text:style-name="T25"><text:s text:c="8"/>printf("redireccion es %d<text:s text:c="2"/>IN\n",redireccion);</text:span></text:p>
            <text:p text:style-name="P25"><text:span text:style-name="T26"/></text:p>
            <text:p text:style-name="P25"><text:span text:style-name="T27"><text:s text:c="8"/>if((fd=open(argv[3],O_RDONLY))&lt;0) { //abrimos el archivo para lectura</text:span></text:p>
            <text:p text:style-name="P25"><text:span text:style-name="T27"><text:s text:c="12"/>perror("\nError en open");</text:span></text:p>
            <text:p text:style-name="P25"><text:span text:style-name="T27"><text:s text:c="12"/>exit(-1);</text:span></text:p>
            <text:p text:style-name="P25"><text:span text:style-name="T27"><text:s text:c="8"/>}</text:span></text:p>
            <text:p text:style-name="P25"><text:span text:style-name="T27"><text:s text:c="4"/>}</text:span></text:p>
            <text:p text:style-name="P25"><text:span text:style-name="T27"><text:s text:c="4"/>if (strcmp(argv[2],r1)==0) {//salida-escritura</text:span></text:p>
            <text:p text:style-name="P25"><text:span text:style-name="T27"><text:s text:c="8"/>redireccion=1;</text:span></text:p>
            <text:p text:style-name="P25"><text:span text:style-name="T27"><text:s text:c="8"/>printf("redireccion es %d<text:s text:c="2"/>OUT\n",redireccion);</text:span></text:p>
            <text:p text:style-name="P25"><text:span text:style-name="T27"><text:s text:c="8"/>if((fd=open(argv[3],O_WRONLY))&lt;0) {//abrimos el archivo para escritura</text:span></text:p>
            <text:p text:style-name="P25"><text:span text:style-name="T27"><text:s text:c="12"/>perror("\nError en open");</text:span></text:p>
            <text:p text:style-name="P25"><text:span text:style-name="T27"><text:s text:c="12"/>exit(-1);</text:span></text:p>
            <text:p text:style-name="P25"><text:span text:style-name="T27"><text:s text:c="8"/>}</text:span></text:p>
            <text:p text:style-name="P25"><text:span text:style-name="T27"><text:s text:c="4"/>}</text:span></text:p>
            <text:p text:style-name="P25"><text:span text:style-name="T28"/></text:p>
            <text:p text:style-name="P25"><text:span text:style-name="T29"><text:s text:c="4"/>close(redireccion);// cerramos la redireccion elegida, ya que vamos a utilizar el archivo</text:span></text:p>
            <text:p text:style-name="P25"><text:span text:style-name="T30"/></text:p>
            <text:p text:style-name="P25"><text:span text:style-name="T31"><text:tab/>//hacemos la redireccion hacia el archivo.</text:span></text:p>
            <text:p text:style-name="P25"><text:span text:style-name="T31"><text:s text:c="4"/>if (fcntl(fd, F_DUPFD,redireccion)==-1) {</text:span></text:p>
            <text:p text:style-name="P25"><text:span text:style-name="T31"><text:s text:c="8"/>perror("fcntl fallo");</text:span></text:p>
            <text:p text:style-name="P25"><text:span text:style-name="T31"><text:s text:c="8"/>exit(-1);</text:span></text:p>
            <text:p text:style-name="P25"><text:span text:style-name="T31"><text:s text:c="4"/>}</text:span></text:p>
            <text:p text:style-name="P25"><text:span text:style-name="T32"/></text:p>
            <text:p text:style-name="P25"><text:span text:style-name="T33"><text:tab/>//ejecutamos el subprograma dado por el argumento 1</text:span></text:p>
            <text:p text:style-name="P25"><text:span text:style-name="T33"><text:s text:c="4"/>if(execlp(argv[1],argv[1],NULL)&lt;0) {</text:span></text:p>
            <text:p text:style-name="P25"><text:span text:style-name="T33"><text:s text:c="8"/>perror("\nError en el execv");</text:span></text:p>
            <text:p text:style-name="P25"><text:span text:style-name="T33"><text:s text:c="8"/>exit(-1);</text:span></text:p>
            <text:p text:style-name="P25"><text:span text:style-name="T33"><text:s text:c="4"/>}</text:span></text:p>
            <text:p text:style-name="P25"><text:span text:style-name="T33"><text:s text:c="4"/>return(0);</text:span></text:p>
            <text:p text:style-name="P25"><text:span text:style-name="T33">}</text:span></text:p>
            <text:p text:style-name="P25"><text:span text:style-name="T34"/></text:p>
            <text:p text:style-name="P25"><text:span text:style-name="T34"/></text:p>
            <text:p text:style-name="P25"><text:span text:style-name="T34"/></text:p>
            <text:p text:style-name="P25"><text:span text:style-name="T34"/></text:p>
            <text:p text:style-name="P25"><text:span text:style-name="T34"/></text:p>
          </table:table-cell>
        </table:table-row>
      </table:table>
      <text:p text:style-name="P27"><text:span text:style-name="T34"/></text:p>
      <text:p text:style-name="P27"><text:span text:style-name="T35">Mi solución a la<text:s/></text:span><text:span text:style-name="T36">ejercicio 3</text:span><text:span text:style-name="T37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39">#include &lt;stdio.h&gt;</text:span></text:p>
            <text:p text:style-name="P29"><text:span text:style-name="T39">#include &lt;sys/types.h&gt;</text:span></text:p>
            <text:p text:style-name="P29"><text:span text:style-name="T39">#include &lt;fcntl.h&gt;</text:span></text:p>
            <text:p text:style-name="P29"><text:span text:style-name="T39">#include &lt;unistd.h&gt;</text:span></text:p>
            <text:p text:style-name="P29"><text:span text:style-name="T39">#include &lt;errno.h&gt;</text:span></text:p>
            <text:p text:style-name="P29"><text:span text:style-name="T39">int main (int argc, char * argv[])</text:span></text:p>
            <text:p text:style-name="P29"><text:span text:style-name="T39">{</text:span></text:p>
            <text:p text:style-name="P29"><text:span text:style-name="T39"><text:s text:c="4"/>char nada[5];</text:span></text:p>
            <text:p text:style-name="P29"><text:span text:style-name="T39"><text:s text:c="4"/>struct flock cerrojo;//estructura del cerrojo</text:span></text:p>
            <text:p text:style-name="P29"><text:span text:style-name="T39"><text:s text:c="4"/>int i,fd;//descriptor de archivo</text:span></text:p>
            <text:p text:style-name="P29"><text:span text:style-name="T39"><text:s text:c="4"/>for( i=1; i&lt;argc; i++) {</text:span></text:p>
            <text:p text:style-name="P29"><text:span text:style-name="T40"/></text:p>
            <text:p text:style-name="P29"><text:span text:style-name="T41"><text:s text:c="8"/>if ((fd=open(argv[i], O_RDWR)) == -1 ) {//abrimos el archivo para escritura</text:span></text:p>
            <text:p text:style-name="P29"><text:span text:style-name="T41"><text:s text:c="12"/>perror("open fallo");</text:span></text:p>
            <text:p text:style-name="P29"><text:span text:style-name="T41"><text:s text:c="12"/>continue;</text:span></text:p>
            <text:p text:style-name="P29"><text:span text:style-name="T41"><text:s text:c="8"/>}</text:span></text:p>
            <text:p text:style-name="P29"><text:span text:style-name="T41"><text:tab/><text:tab/>//creamos la estructura del cerrojo</text:span></text:p>
            <text:p text:style-name="P29"><text:span text:style-name="T41"><text:s text:c="8"/>cerrojo.l_type=F_WRLCK;//cerrojo para escritura</text:span></text:p>
            <text:p text:style-name="P29"><text:span text:style-name="T41"><text:s text:c="8"/>cerrojo.l_whence=SEEK_SET;//</text:span></text:p>
            <text:p text:style-name="P29"><text:span text:style-name="T41"><text:s text:c="8"/>cerrojo.l_start=0;<text:tab/><text:s text:c="2"/>//archivo completo</text:span></text:p>
            <text:p text:style-name="P29"><text:span text:style-name="T41"><text:s text:c="8"/>cerrojo.l_len=0;<text:tab/><text:s text:c="2"/>//</text:span></text:p>
            <text:p text:style-name="P29"><text:span text:style-name="T42"/></text:p>
            <text:p text:style-name="P29"><text:span text:style-name="T43"><text:s text:c="8"/>/* intentamos un bloqueo de escritura del archivo completo */</text:span></text:p>
            <text:p text:style-name="P29"><text:span text:style-name="T44"/></text:p>
            <text:p text:style-name="P29"><text:span text:style-name="T45"><text:s text:c="8"/>if((fcntl (fd, F_SETLKW, &amp;cerrojo) )== -1) {</text:span></text:p>
            <text:p text:style-name="P29"><text:span text:style-name="T45"><text:s text:c="12"/>if(errno==EDEADLK)</text:span></text:p>
            <text:p text:style-name="P29"><text:span text:style-name="T45"><text:s text:c="16"/>printf("ha detectado interbloqeo EDEADLK\n");</text:span></text:p>
            <text:p text:style-name="P29"><text:span text:style-name="T46"/></text:p>
            <text:p text:style-name="P29"><text:span text:style-name="T47"><text:s text:c="8"/>}</text:span></text:p>
            <text:p text:style-name="P29"><text:span text:style-name="T47"><text:s text:c="8"/>printf ("cerrojo puesto sobre el archivo %s\n",argv[i]);</text:span></text:p>
            <text:p text:style-name="P29"><text:span text:style-name="T47"><text:s text:c="8"/>printf ("pulse cualquier tecla\n");</text:span></text:p>
            <text:p text:style-name="P29"><text:span text:style-name="T47"><text:s text:c="8"/>scanf("%s",nada);</text:span></text:p>
            <text:p text:style-name="P29"><text:span text:style-name="T48"/></text:p>
            <text:p text:style-name="P29"><text:span text:style-name="T49"><text:s text:c="8"/>sleep(1);//hacemos sleep para ver apreciar con mas detalle.</text:span></text:p>
            <text:p text:style-name="P29"><text:span text:style-name="T50"/></text:p>
            <text:p text:style-name="P29"><text:span text:style-name="T51"><text:s text:c="8"/>/*<text:s text:c="2"/>no desbloqueamos</text:span></text:p>
            <text:p text:style-name="P29"><text:span text:style-name="T51"><text:s text:c="9"/>cerrojo.l_type=F_UNLCK;</text:span></text:p>
            <text:p text:style-name="P29"><text:span text:style-name="T51"><text:s text:c="9"/>cerrojo.l_whence=SEEK_SET;</text:span></text:p>
            <text:p text:style-name="P29"><text:span text:style-name="T51"><text:s text:c="9"/>cerrojo.l_start=0;</text:span></text:p>
            <text:p text:style-name="P29"><text:span text:style-name="T51"><text:s text:c="9"/>cerrojo.l_len=0;</text:span></text:p>
            <text:p text:style-name="P29"><text:span text:style-name="T51"><text:s text:c="9"/>if (fcntl (fd, F_SETLKW, &amp;cerrojo) == -1) perror ("Desbloqueo");</text:span></text:p>
            <text:p text:style-name="P29"><text:span text:style-name="T51"><text:s text:c="8"/>*/</text:span></text:p>
            <text:p text:style-name="P29"><text:span text:style-name="T51"><text:s text:c="4"/>}</text:span></text:p>
            <text:p text:style-name="P29"><text:span text:style-name="T51"><text:s text:c="4"/>return 0;</text:span></text:p>
            <text:p text:style-name="P29"><text:span text:style-name="T51">}</text:span></text:p>
            <text:p text:style-name="P29"><text:span text:style-name="T52"/></text:p>
            <text:p text:style-name="P29"><text:span text:style-name="T52"/></text:p>
            <text:p text:style-name="P29"><text:span text:style-name="T52"/></text:p>
            <text:p text:style-name="P29"><text:span text:style-name="T52"/></text:p>
            <text:p text:style-name="P29"><text:span text:style-name="T52"/></text:p>
          </table:table-cell>
        </table:table-row>
      </table:table>
      <text:p text:style-name="P31"><text:span text:style-name="T52"/></text:p>
      <text:p text:style-name="P31"><text:span text:style-name="T53">Mi solución a la<text:s/></text:span><text:span text:style-name="T54">ejercicio 5</text:span><text:span text:style-name="T55"><text:s/>ha sido:</text:span></text:p>
      <text:p text:style-name="P31"><text:span text:style-name="T56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57">#include&lt;sys/types.h&gt;<text:s text:c="2"/><text:tab/>//Primitive system data types for abstraction of implementation-dependent data types.</text:span></text:p>
            <text:p text:style-name="P33"><text:span text:style-name="T57">//POSIX Standard: 2.6 Primitive System Data Types &lt;sys/types.h&gt;</text:span></text:p>
            <text:p text:style-name="P33"><text:span text:style-name="T57">#include&lt;sys/stat.h&gt;</text:span></text:p>
            <text:p text:style-name="P33"><text:span text:style-name="T57">#include&lt;fcntl.h&gt;</text:span></text:p>
            <text:p text:style-name="P33"><text:span text:style-name="T57">#include&lt;stdlib.h&gt;</text:span></text:p>
            <text:p text:style-name="P33"><text:span text:style-name="T57">#include&lt;stdio.h&gt;</text:span></text:p>
            <text:p text:style-name="P33"><text:span text:style-name="T57">#include&lt;string.h&gt;</text:span></text:p>
            <text:p text:style-name="P33"><text:span text:style-name="T57">#include&lt;errno.h&gt;</text:span></text:p>
            <text:p text:style-name="P33"><text:span text:style-name="T57">#include &lt;unistd.h&gt;</text:span></text:p>
            <text:p text:style-name="P33"><text:span text:style-name="T57">#include &lt;sys/mman.h&gt;</text:span></text:p>
            <text:p text:style-name="P33"><text:span text:style-name="T58"/></text:p>
            <text:p text:style-name="P33"><text:span text:style-name="T59">int main(int argc, char *argv[]) {</text:span></text:p>
            <text:p text:style-name="P33"><text:span text:style-name="T59"><text:s text:c="4"/>struct stat atributos;//estructura de los atributos de archivos</text:span></text:p>
            <text:p text:style-name="P33"><text:span text:style-name="T59"><text:s text:c="4"/>int fd1;//descriptor de archivo del primer archivo</text:span></text:p>
            <text:p text:style-name="P33"><text:span text:style-name="T59"><text:s text:c="4"/>int fd2;//descriptor de archivo del segundo archivo</text:span></text:p>
            <text:p text:style-name="P33"><text:span text:style-name="T59"><text:s text:c="4"/>int tama;//ambos archivos tiene el mismo tamaño</text:span></text:p>
            <text:p text:style-name="P33"><text:span text:style-name="T59"><text:s text:c="4"/>char *memoria1,*memoria2;</text:span></text:p>
            <text:p text:style-name="P33"><text:span text:style-name="T59"><text:s text:c="4"/>umask(0);</text:span></text:p>
            <text:p text:style-name="P33"><text:span text:style-name="T59"><text:s text:c="4"/>if (argc&lt;3) {//controlamos los argumentos</text:span></text:p>
            <text:p text:style-name="P33"><text:span text:style-name="T59"><text:s text:c="8"/>printf("Falta de argumentos\n");</text:span></text:p>
            <text:p text:style-name="P33"><text:span text:style-name="T59"><text:s text:c="4"/>}</text:span></text:p>
            <text:p text:style-name="P33"><text:span text:style-name="T60"/></text:p>
            <text:p text:style-name="P33"><text:span text:style-name="T61"><text:s text:c="4"/>if ((fd1=open(argv[1],O_RDONLY, S_IRWXU))&lt;0) {//abierto solo para lectura</text:span></text:p>
            <text:p text:style-name="P33"><text:span text:style-name="T61"><text:s text:c="8"/>printf("\nError %d en open",errno);</text:span></text:p>
            <text:p text:style-name="P33"><text:span text:style-name="T61"><text:s text:c="8"/>perror("\nError en open");</text:span></text:p>
            <text:p text:style-name="P33"><text:span text:style-name="T61"><text:s text:c="8"/>exit(-1);</text:span></text:p>
            <text:p text:style-name="P33"><text:span text:style-name="T61"><text:s text:c="4"/>}</text:span></text:p>
            <text:p text:style-name="P33"><text:span text:style-name="T62"/></text:p>
            <text:p text:style-name="P33"><text:span text:style-name="T63"><text:s text:c="4"/>umask(0);</text:span></text:p>
            <text:p text:style-name="P33"><text:span text:style-name="T64"/></text:p>
            <text:p text:style-name="P33"><text:span text:style-name="T65"><text:s text:c="4"/>if ((fd2=open(argv[2],O_CREAT|O_RDWR,S_IRWXU))&lt;0) {//abierto para escritura.</text:span></text:p>
            <text:p text:style-name="P33"><text:span text:style-name="T65"><text:s text:c="8"/>printf("\nError %d en open",errno);</text:span></text:p>
            <text:p text:style-name="P33"><text:span text:style-name="T65"><text:s text:c="8"/>perror("\nError en open");</text:span></text:p>
            <text:p text:style-name="P33"><text:span text:style-name="T65"><text:s text:c="8"/>exit(-1);</text:span></text:p>
            <text:p text:style-name="P33"><text:span text:style-name="T65"><text:s text:c="4"/>}</text:span></text:p>
            <text:p text:style-name="P33"><text:span text:style-name="T65"><text:s text:c="4"/>if (stat(argv[1],&amp;atributos) &lt;0) {//tomamos los atributos del archivo pasado como primer argumento</text:span></text:p>
            <text:p text:style-name="P33"><text:span text:style-name="T65"><text:s text:c="8"/>printf("\nError al intentar acceder a los atributos de %s",argv[1]);</text:span></text:p>
            <text:p text:style-name="P33"><text:span text:style-name="T65"><text:s text:c="8"/>perror("\nError en lstat");</text:span></text:p>
            <text:p text:style-name="P33"><text:span text:style-name="T65"><text:s text:c="4"/>}</text:span></text:p>
            <text:p text:style-name="P33"><text:span text:style-name="T65"><text:s text:c="4"/>tama=atributos.st_size;//igualamos tama al tamaño del archivo abierto para lectura</text:span></text:p>
            <text:p text:style-name="P33"><text:span text:style-name="T66"/></text:p>
            <text:p text:style-name="P33"><text:span text:style-name="T67"><text:tab/>//gestionamos la memoria para el segundo archivo abierto para escritura</text:span></text:p>
            <text:p text:style-name="P33"><text:span text:style-name="T67"><text:s text:c="4"/>printf ("Ajustando el tamano archivo %s a %d \n",argv[2],tama);</text:span></text:p>
            <text:p text:style-name="P33"><text:span text:style-name="T67"><text:s text:c="4"/>ftruncate(fd2, tama);//trunca el tamaño de fd a i, si i es mayor que tamaño del archivo se rellena con NULL</text:span></text:p>
            <text:p text:style-name="P33"><text:span text:style-name="T68"/></text:p>
            <text:p text:style-name="P33"><text:span text:style-name="T68"/></text:p>
            <text:p text:style-name="P33"><text:span text:style-name="T69"><text:tab/>//abrimos la proyeccion del primer archivo para lectura, de forma compartida</text:span></text:p>
            <text:p text:style-name="P33"><text:span text:style-name="T69"><text:s text:c="4"/>memoria1 = (char *)mmap(0, tama, PROT_READ, MAP_SHARED, fd1, 0);</text:span></text:p>
            <text:p text:style-name="P33"><text:span text:style-name="T69"><text:s text:c="4"/>if (memoria1 == MAP_FAILED) {//retorna en memoria la direccion principal de la proyeccion</text:span></text:p>
            <text:p text:style-name="P33"><text:span text:style-name="T69"><text:s text:c="8"/>perror("Fallo la proyeccion1");//si fallo devuelve MAP_FAILED</text:span></text:p>
            <text:p text:style-name="P33"><text:span text:style-name="T69"><text:s text:c="8"/>exit(-1);</text:span></text:p>
            <text:p text:style-name="P33"><text:span text:style-name="T69"><text:s text:c="4"/>}</text:span></text:p>
            <text:p text:style-name="P33"><text:span text:style-name="T70"/></text:p>
            <text:p text:style-name="P33"><text:span text:style-name="T71"><text:tab/>//abrimos la proyeccion del segundo archivo para escritura, de forma compartida</text:span></text:p>
            <text:p text:style-name="P33"><text:span text:style-name="T71"><text:s text:c="4"/>memoria2 = (char *)mmap(0, tama,PROT_WRITE, MAP_SHARED, fd2, 0);</text:span></text:p>
            <text:p text:style-name="P33"><text:span text:style-name="T71"><text:s text:c="4"/>if (memoria2 == MAP_FAILED) {//retorna en memoria la direccion principal de la proyeccion</text:span></text:p>
            <text:p text:style-name="P33"><text:span text:style-name="T71"><text:s text:c="8"/>perror("Fallo la proyeccion2");//si fallo devuelve MAP_FAILED</text:span></text:p>
            <text:p text:style-name="P33"><text:span text:style-name="T71"><text:s text:c="8"/>exit(-1);</text:span></text:p>
            <text:p text:style-name="P33"><text:span text:style-name="T71"><text:s text:c="4"/>}</text:span></text:p>
            <text:p text:style-name="P33"><text:span text:style-name="T72"/></text:p>
            <text:p text:style-name="P33"><text:span text:style-name="T73"><text:tab/>//copiamos los archivos a traves de memoria</text:span></text:p>
            <text:p text:style-name="P33"><text:span text:style-name="T73"><text:s text:c="4"/>printf ("Copiando del archivo %s al archivo %s\n",argv[1],argv[2]);</text:span></text:p>
            <text:p text:style-name="P33"><text:span text:style-name="T73"><text:s text:c="4"/>memcpy(memoria2,memoria1,tama);</text:span></text:p>
            <text:p text:style-name="P33"><text:span text:style-name="T74"/></text:p>
            <text:p text:style-name="P33"><text:span text:style-name="T75"><text:s text:c="4"/>if (munmap (memoria1, tama) == -1) {//cerrar la proyeccion.</text:span></text:p>
            <text:p text:style-name="P33"><text:span text:style-name="T75"><text:s text:c="8"/>printf("Error al cerrar la proyeccion \n");</text:span></text:p>
            <text:p text:style-name="P33"><text:span text:style-name="T75"><text:s text:c="8"/>exit(-1);</text:span></text:p>
            <text:p text:style-name="P33"><text:span text:style-name="T75"><text:s text:c="4"/>}</text:span></text:p>
            <text:p text:style-name="P33"><text:span text:style-name="T75"><text:s text:c="4"/>if (munmap (memoria2, tama) == -1) {//cerrar la proyeccion.</text:span></text:p>
            <text:p text:style-name="P33"><text:span text:style-name="T75"><text:s text:c="8"/>printf("Error al cerrar la proyeccion \n");</text:span></text:p>
            <text:p text:style-name="P33"><text:span text:style-name="T75"><text:s text:c="8"/>exit(-1);</text:span></text:p>
            <text:p text:style-name="P33"><text:span text:style-name="T75"><text:s text:c="4"/>}</text:span></text:p>
            <text:p text:style-name="P33"><text:span text:style-name="T75"><text:s text:c="5"/>return 0;</text:span></text:p>
            <text:p text:style-name="P33"><text:span text:style-name="T76"/></text:p>
            <text:p text:style-name="P33"><text:span text:style-name="T77">}</text:span></text:p>
            <text:p text:style-name="P33"><text:span text:style-name="T78"/></text:p>
            <text:p text:style-name="P33"><text:span text:style-name="T78"/></text:p>
            <text:p text:style-name="P33"><text:span text:style-name="T78"/></text:p>
            <text:p text:style-name="P33"><text:span text:style-name="T78"/></text:p>
          </table:table-cell>
        </table:table-row>
      </table:table>
      <text:p text:style-name="P35"><text:span text:style-name="T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